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3G0002</text:p>
          </table:table-cell>
          <table:table-cell office:value-type="string" calcext:value-type="string">
            <text:p>2021-11-0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2.86" calcext:value-type="float">
            <text:p>-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G00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3256" calcext:value-type="float">
            <text:p>-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G00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72" calcext:value-type="float">
            <text:p>-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G00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G00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52" calcext:value-type="float">
            <text:p>-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